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fail(%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  <table:table-cell table:formula="of:=[.E2]*100/[.F2]*(100-[.D2])*0.01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7.5" calcext:value-type="float">
            <text:p>127.5</text:p>
          </table:table-cell>
          <table:table-cell office:value-type="float" office:value="38.5" calcext:value-type="float">
            <text:p>38.5</text:p>
          </table:table-cell>
          <table:table-cell table:formula="of:=[.E3]*100/[.F3]*(100-[.D3])*0.01" office:value-type="float" office:value="221.883116883117" calcext:value-type="float">
            <text:p>221.883116883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*100/[.F4]*(100-[.D4])*0.0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.5" calcext:value-type="float">
            <text:p>141.5</text:p>
          </table:table-cell>
          <table:table-cell office:value-type="float" office:value="44" calcext:value-type="float">
            <text:p>44</text:p>
          </table:table-cell>
          <table:table-cell table:formula="of:=[.E5]*100/[.F5]*(100-[.D5])*0.01" office:value-type="float" office:value="321.590909090909" calcext:value-type="float">
            <text:p>321.59090909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6.33" calcext:value-type="float">
            <text:p>146.33</text:p>
          </table:table-cell>
          <table:table-cell office:value-type="float" office:value="45.33" calcext:value-type="float">
            <text:p>45.33</text:p>
          </table:table-cell>
          <table:table-cell table:formula="of:=[.E6]*100/[.F6]*(100-[.D6])*0.01" office:value-type="float" office:value="242.107875579087" calcext:value-type="float">
            <text:p>242.107875579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]*100/[.F7]*(100-[.D7])*0.0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*100/[.F8]*(100-[.D8])*0.0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]*100/[.F9]*(100-[.D9])*0.01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2.75" calcext:value-type="float">
            <text:p>142.75</text:p>
          </table:table-cell>
          <table:table-cell office:value-type="float" office:value="51.25" calcext:value-type="float">
            <text:p>51.25</text:p>
          </table:table-cell>
          <table:table-cell table:formula="of:=[.E10]*100/[.F10]*(100-[.D10])*0.01" office:value-type="float" office:value="278.536585365854" calcext:value-type="float">
            <text:p>278.53658536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14.2" calcext:value-type="float">
            <text:p>14.2</text:p>
          </table:table-cell>
          <table:table-cell office:value-type="float" office:value="139.5" calcext:value-type="float">
            <text:p>139.5</text:p>
          </table:table-cell>
          <table:table-cell office:value-type="float" office:value="45.5" calcext:value-type="float">
            <text:p>45.5</text:p>
          </table:table-cell>
          <table:table-cell table:formula="of:=[.E11]*100/[.F11]*(100-[.D11])*0.01" office:value-type="float" office:value="263.057142857143" calcext:value-type="float">
            <text:p>263.057142857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44.66" calcext:value-type="float">
            <text:p>144.66</text:p>
          </table:table-cell>
          <table:table-cell office:value-type="float" office:value="49.33" calcext:value-type="float">
            <text:p>49.33</text:p>
          </table:table-cell>
          <table:table-cell table:formula="of:=[.E12]*100/[.F12]*(100-[.D12])*0.01" office:value-type="float" office:value="117.29981755524" calcext:value-type="float">
            <text:p>117.29981755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8.75" calcext:value-type="float">
            <text:p>138.75</text:p>
          </table:table-cell>
          <table:table-cell office:value-type="float" office:value="42.5" calcext:value-type="float">
            <text:p>42.5</text:p>
          </table:table-cell>
          <table:table-cell table:formula="of:=[.E13]*100/[.F13]*(100-[.D13])*0.01" office:value-type="float" office:value="261.176470588235" calcext:value-type="float">
            <text:p>261.176470588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6.25" calcext:value-type="float">
            <text:p>136.25</text:p>
          </table:table-cell>
          <table:table-cell office:value-type="float" office:value="41.75" calcext:value-type="float">
            <text:p>41.75</text:p>
          </table:table-cell>
          <table:table-cell table:formula="of:=[.E14]*100/[.F14]*(100-[.D14])*0.01" office:value-type="float" office:value="261.077844311377" calcext:value-type="float">
            <text:p>261.07784431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49.33" calcext:value-type="float">
            <text:p>49.33</text:p>
          </table:table-cell>
          <table:table-cell table:formula="of:=[.E15]*100/[.F15]*(100-[.D15])*0.01" office:value-type="float" office:value="176.363267788364" calcext:value-type="float">
            <text:p>176.363267788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table:formula="of:=[.E16]*100/[.F16]*(100-[.D16])*0.01" office:value-type="float" office:value="62.6086956521739" calcext:value-type="float">
            <text:p>62.6086956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12:58.901765706</meta:creation-date>
    <dc:date>2018-02-09T14:38:07.175397409</dc:date>
    <meta:editing-duration>PT1H4M42S</meta:editing-duration>
    <meta:editing-cycles>15</meta:editing-cycles>
    <meta:generator>LibreOffice/5.1.6.2$Linux_X86_64 LibreOffice_project/10m0$Build-2</meta:generator>
    <meta:document-statistic meta:table-count="1" meta:cell-count="112" meta:object-count="0"/>
  </office:meta>
</office:document-meta>
</file>